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870000018B0000018B903A573EF2CBD1F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language="en" fo:country="US" officeooo:rsid="00396e05" officeooo:paragraph-rsid="00396e05"/>
    </style:style>
    <style:style style:name="P2" style:family="paragraph" style:parent-style-name="Standard">
      <style:text-properties fo:language="en" fo:country="US"/>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332273" officeooo:paragraph-rsid="00332273"/>
    </style:style>
    <style:style style:name="P6" style:family="paragraph" style:parent-style-name="Standard">
      <style:text-properties fo:language="en" fo:country="US" officeooo:rsid="0017bba8" officeooo:paragraph-rsid="0017bba8"/>
    </style:style>
    <style:style style:name="P7" style:family="paragraph" style:parent-style-name="Standard">
      <style:text-properties fo:language="en" fo:country="US" officeooo:rsid="0017bba8" officeooo:paragraph-rsid="001c2677"/>
    </style:style>
    <style:style style:name="P8" style:family="paragraph" style:parent-style-name="Standard">
      <style:text-properties fo:language="en" fo:country="US" officeooo:rsid="0017bba8" officeooo:paragraph-rsid="0042df40"/>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95b4c" officeooo:paragraph-rsid="0042df40"/>
    </style:style>
    <style:style style:name="P11" style:family="paragraph" style:parent-style-name="Standard">
      <style:text-properties fo:language="en" fo:country="US" officeooo:rsid="001c2677" officeooo:paragraph-rsid="001c2677"/>
    </style:style>
    <style:style style:name="P12" style:family="paragraph" style:parent-style-name="Standard">
      <style:text-properties fo:language="en" fo:country="US" officeooo:rsid="001c2677" officeooo:paragraph-rsid="0042df40"/>
    </style:style>
    <style:style style:name="P13" style:family="paragraph" style:parent-style-name="Standard">
      <style:text-properties fo:language="en" fo:country="US" officeooo:rsid="001965a5" officeooo:paragraph-rsid="001965a5"/>
    </style:style>
    <style:style style:name="P14" style:family="paragraph" style:parent-style-name="Standard">
      <style:text-properties fo:language="en" fo:country="US" officeooo:rsid="001965a5" officeooo:paragraph-rsid="001ab0c5"/>
    </style:style>
    <style:style style:name="P15" style:family="paragraph" style:parent-style-name="Standard">
      <style:text-properties fo:language="en" fo:country="US" officeooo:rsid="001965a5" officeooo:paragraph-rsid="0042df40"/>
    </style:style>
    <style:style style:name="P16" style:family="paragraph" style:parent-style-name="Standard">
      <style:text-properties fo:language="en" fo:country="US" fo:font-weight="bold" officeooo:rsid="001c2677" officeooo:paragraph-rsid="001c2677" style:font-weight-asian="bold" style:font-weight-complex="bold"/>
    </style:style>
    <style:style style:name="P17" style:family="paragraph" style:parent-style-name="Standard">
      <style:text-properties fo:language="en" fo:country="US" fo:font-weight="bold" officeooo:rsid="001c2677" officeooo:paragraph-rsid="0042df40" style:font-weight-asian="bold" style:font-weight-complex="bold"/>
    </style:style>
    <style:style style:name="P18" style:family="paragraph" style:parent-style-name="Standard">
      <style:text-properties fo:language="en" fo:country="US" fo:font-weight="bold" officeooo:rsid="001965a5" officeooo:paragraph-rsid="001c2677" style:font-weight-asian="bold" style:font-weight-complex="bold"/>
    </style:style>
    <style:style style:name="P19" style:family="paragraph" style:parent-style-name="Standard">
      <style:text-properties fo:language="en" fo:country="US" fo:font-weight="bold" officeooo:rsid="001965a5" officeooo:paragraph-rsid="0042df40" style:font-weight-asian="bold" style:font-weight-complex="bold"/>
    </style:style>
    <style:style style:name="P20" style:family="paragraph" style:parent-style-name="Standard">
      <style:text-properties fo:language="en" fo:country="US" fo:font-weight="bold" officeooo:rsid="0029afb8" officeooo:paragraph-rsid="00485d22" style:font-weight-asian="bold" style:font-weight-complex="bold"/>
    </style:style>
    <style:style style:name="P21" style:family="paragraph" style:parent-style-name="Standard">
      <style:text-properties fo:language="en" fo:country="US" fo:font-weight="bold" officeooo:rsid="0029afb8" officeooo:paragraph-rsid="0049296d" style:font-weight-asian="bold" style:font-weight-complex="bold"/>
    </style:style>
    <style:style style:name="P22" style:family="paragraph" style:parent-style-name="Standard">
      <style:text-properties fo:language="en" fo:country="US" fo:font-weight="bold" officeooo:paragraph-rsid="00485d22" style:font-weight-asian="bold" style:font-weight-complex="bold"/>
    </style:style>
    <style:style style:name="P23" style:family="paragraph" style:parent-style-name="Standard">
      <style:text-properties fo:language="en" fo:country="US" fo:font-weight="bold" officeooo:rsid="0049296d" officeooo:paragraph-rsid="0049296d" style:font-weight-asian="bold" style:font-weight-complex="bold"/>
    </style:style>
    <style:style style:name="P24" style:family="paragraph" style:parent-style-name="Standard">
      <style:text-properties fo:language="en" fo:country="US" fo:font-weight="bold" officeooo:rsid="0056f72c" officeooo:paragraph-rsid="0056f72c" style:font-weight-asian="bold" style:font-weight-complex="bold"/>
    </style:style>
    <style:style style:name="P25" style:family="paragraph" style:parent-style-name="Standard">
      <style:text-properties fo:language="en" fo:country="US" fo:font-weight="bold" officeooo:rsid="00396e05" officeooo:paragraph-rsid="007ddb0d" style:font-weight-asian="bold" style:font-weight-complex="bold"/>
    </style:style>
    <style:style style:name="P26" style:family="paragraph" style:parent-style-name="Standard">
      <style:text-properties fo:language="en" fo:country="US" fo:font-weight="bold" officeooo:rsid="007ff0dd" officeooo:paragraph-rsid="007ff0dd" style:font-weight-asian="bold" style:font-weight-complex="bold"/>
    </style:style>
    <style:style style:name="P27" style:family="paragraph" style:parent-style-name="Standard">
      <style:text-properties fo:language="en" fo:country="US" officeooo:rsid="001ab0c5" officeooo:paragraph-rsid="001ab0c5"/>
    </style:style>
    <style:style style:name="P28" style:family="paragraph" style:parent-style-name="Standard">
      <style:text-properties fo:language="en" fo:country="US" officeooo:rsid="00189df4" officeooo:paragraph-rsid="001c2677"/>
    </style:style>
    <style:style style:name="P29" style:family="paragraph" style:parent-style-name="Standard">
      <style:text-properties fo:language="en" fo:country="US" officeooo:rsid="0025527e" officeooo:paragraph-rsid="0025527e"/>
    </style:style>
    <style:style style:name="P30" style:family="paragraph" style:parent-style-name="Standard">
      <style:text-properties fo:language="en" fo:country="US" officeooo:rsid="0025527e" officeooo:paragraph-rsid="00449f95"/>
    </style:style>
    <style:style style:name="P31" style:family="paragraph" style:parent-style-name="Standard">
      <style:text-properties fo:language="en" fo:country="US" officeooo:rsid="0025527e" officeooo:paragraph-rsid="0080e434"/>
    </style:style>
    <style:style style:name="P32" style:family="paragraph" style:parent-style-name="Standard">
      <style:text-properties fo:language="en" fo:country="US" officeooo:rsid="00261826" officeooo:paragraph-rsid="00261826"/>
    </style:style>
    <style:style style:name="P33" style:family="paragraph" style:parent-style-name="Standard">
      <style:text-properties fo:language="en" fo:country="US" officeooo:rsid="001d64dd" officeooo:paragraph-rsid="001d64dd"/>
    </style:style>
    <style:style style:name="P34" style:family="paragraph" style:parent-style-name="Standard">
      <style:text-properties fo:language="en" fo:country="US" officeooo:rsid="001d64dd" officeooo:paragraph-rsid="0080e434"/>
    </style:style>
    <style:style style:name="P35" style:family="paragraph" style:parent-style-name="Standard">
      <style:text-properties fo:language="en" fo:country="US" officeooo:rsid="00209e17" officeooo:paragraph-rsid="00209e17"/>
    </style:style>
    <style:style style:name="P36" style:family="paragraph" style:parent-style-name="Standard">
      <style:text-properties fo:language="en" fo:country="US" officeooo:rsid="002ae4ce" officeooo:paragraph-rsid="0049296d"/>
    </style:style>
    <style:style style:name="P37" style:family="paragraph" style:parent-style-name="Standard">
      <style:text-properties fo:language="en" fo:country="US" officeooo:rsid="0002a4b6" officeooo:paragraph-rsid="0002a4b6"/>
    </style:style>
    <style:style style:name="P38" style:family="paragraph" style:parent-style-name="Standard">
      <style:text-properties fo:language="en" fo:country="US" officeooo:rsid="0002a4b6" officeooo:paragraph-rsid="00065c48"/>
    </style:style>
    <style:style style:name="P39" style:family="paragraph" style:parent-style-name="Standard">
      <style:text-properties fo:language="en" fo:country="US" officeooo:rsid="00065c48" officeooo:paragraph-rsid="00065c48"/>
    </style:style>
    <style:style style:name="P40" style:family="paragraph" style:parent-style-name="Standard">
      <style:text-properties fo:language="en" fo:country="US" officeooo:rsid="00083d73" officeooo:paragraph-rsid="00083d73"/>
    </style:style>
    <style:style style:name="P41" style:family="paragraph" style:parent-style-name="Standard">
      <style:text-properties fo:language="en" fo:country="US" officeooo:rsid="00396e05" officeooo:paragraph-rsid="00396e05"/>
    </style:style>
    <style:style style:name="P42" style:family="paragraph" style:parent-style-name="Standard">
      <style:text-properties fo:language="en" fo:country="US" officeooo:rsid="00396e05" officeooo:paragraph-rsid="00790091"/>
    </style:style>
    <style:style style:name="P43" style:family="paragraph" style:parent-style-name="Standard">
      <style:text-properties fo:language="en" fo:country="US" officeooo:rsid="00485d22" officeooo:paragraph-rsid="00485d22"/>
    </style:style>
    <style:style style:name="P44" style:family="paragraph" style:parent-style-name="Standard">
      <style:text-properties fo:language="en" fo:country="US" officeooo:rsid="002ac727" officeooo:paragraph-rsid="00485d22"/>
    </style:style>
    <style:style style:name="P45" style:family="paragraph" style:parent-style-name="Standard">
      <style:text-properties fo:language="en" fo:country="US" officeooo:rsid="0029afb8" officeooo:paragraph-rsid="00485d22"/>
    </style:style>
    <style:style style:name="P46" style:family="paragraph" style:parent-style-name="Standard">
      <style:text-properties fo:language="en" fo:country="US" officeooo:rsid="0029afb8" officeooo:paragraph-rsid="0049296d"/>
    </style:style>
    <style:style style:name="P47" style:family="paragraph" style:parent-style-name="Standard">
      <style:text-properties fo:language="en" fo:country="US" officeooo:rsid="0029afb8" officeooo:paragraph-rsid="007a969b"/>
    </style:style>
    <style:style style:name="P48" style:family="paragraph" style:parent-style-name="Standard">
      <style:text-properties fo:language="en" fo:country="US" officeooo:paragraph-rsid="0049296d"/>
    </style:style>
    <style:style style:name="P49" style:family="paragraph" style:parent-style-name="Standard">
      <style:text-properties fo:language="en" fo:country="US" officeooo:rsid="0049296d" officeooo:paragraph-rsid="0049296d"/>
    </style:style>
    <style:style style:name="P50" style:family="paragraph" style:parent-style-name="Standard">
      <style:text-properties fo:language="en" fo:country="US" officeooo:rsid="004a73cd" officeooo:paragraph-rsid="004a73cd"/>
    </style:style>
    <style:style style:name="P51" style:family="paragraph" style:parent-style-name="Standard">
      <style:text-properties fo:language="en" fo:country="US" officeooo:rsid="004a73cd" officeooo:paragraph-rsid="007a969b"/>
    </style:style>
    <style:style style:name="P52" style:family="paragraph" style:parent-style-name="Standard">
      <style:text-properties fo:language="en" fo:country="US" officeooo:rsid="0056f72c" officeooo:paragraph-rsid="0056f72c"/>
    </style:style>
    <style:style style:name="P53" style:family="paragraph" style:parent-style-name="Standard">
      <style:text-properties fo:language="en" fo:country="US" fo:font-weight="normal" officeooo:rsid="0056f72c" officeooo:paragraph-rsid="0056f72c" style:font-weight-asian="normal" style:font-weight-complex="normal"/>
    </style:style>
    <style:style style:name="P54" style:family="paragraph" style:parent-style-name="Standard">
      <style:text-properties fo:language="en" fo:country="US" officeooo:rsid="00790091" officeooo:paragraph-rsid="00790091"/>
    </style:style>
    <style:style style:name="P55" style:family="paragraph" style:parent-style-name="Standard">
      <style:text-properties fo:language="en" fo:country="US" officeooo:rsid="007ff0dd" officeooo:paragraph-rsid="007ff0dd"/>
    </style:style>
    <style:style style:name="P56" style:family="paragraph" style:parent-style-name="Standard">
      <style:text-properties fo:language="en" fo:country="US" officeooo:rsid="007ff0dd" officeooo:paragraph-rsid="00844ba0"/>
    </style:style>
    <style:style style:name="P57" style:family="paragraph" style:parent-style-name="Standard">
      <style:text-properties fo:language="en" fo:country="US" officeooo:rsid="0080e434" officeooo:paragraph-rsid="0080e434"/>
    </style:style>
    <style:style style:name="P58" style:family="paragraph" style:parent-style-name="Standard">
      <style:text-properties fo:language="en" fo:country="US" style:text-underline-style="solid" style:text-underline-width="auto" style:text-underline-color="font-color" fo:font-weight="bold" officeooo:rsid="0080e434" officeooo:paragraph-rsid="0080e434" style:font-weight-asian="bold" style:font-weight-complex="bold"/>
    </style:style>
    <style:style style:name="P59" style:family="paragraph" style:parent-style-name="Standard">
      <style:text-properties fo:language="en" fo:country="US" officeooo:paragraph-rsid="00790091"/>
    </style:style>
    <style:style style:name="P60" style:family="paragraph" style:parent-style-name="Standard">
      <style:text-properties fo:language="en" fo:country="US" officeooo:paragraph-rsid="008113ac"/>
    </style:style>
    <style:style style:name="P61" style:family="paragraph" style:parent-style-name="Standard">
      <style:text-properties fo:language="en" fo:country="US" officeooo:paragraph-rsid="001d64dd"/>
    </style:style>
    <style:style style:name="P62" style:family="paragraph" style:parent-style-name="Standard">
      <style:text-properties fo:language="en" fo:country="US" officeooo:rsid="00847e02" officeooo:paragraph-rsid="00847e02"/>
    </style:style>
    <style:style style:name="P63" style:family="paragraph" style:parent-style-name="Standard">
      <style:text-properties officeooo:rsid="007ff0dd" officeooo:paragraph-rsid="007ff0dd"/>
    </style:style>
    <style:style style:name="P64" style:family="paragraph" style:parent-style-name="Standard">
      <style:text-properties officeooo:rsid="001965a5" officeooo:paragraph-rsid="001965a5"/>
    </style:style>
    <style:style style:name="P65" style:family="paragraph" style:parent-style-name="Standard">
      <style:text-properties officeooo:rsid="001965a5" officeooo:paragraph-rsid="0080e434"/>
    </style:style>
    <style:style style:name="P66" style:family="paragraph" style:parent-style-name="Standard">
      <style:text-properties officeooo:paragraph-rsid="001c2677"/>
    </style:style>
    <style:style style:name="P67" style:family="paragraph" style:parent-style-name="Standard">
      <style:text-properties officeooo:paragraph-rsid="0042df40"/>
    </style:style>
    <style:style style:name="P68" style:family="paragraph" style:parent-style-name="Standard">
      <style:text-properties officeooo:paragraph-rsid="001d64dd"/>
    </style:style>
    <style:style style:name="P69" style:family="paragraph" style:parent-style-name="Standard">
      <style:text-properties officeooo:paragraph-rsid="0080e434"/>
    </style:style>
    <style:style style:name="P70" style:family="paragraph" style:parent-style-name="Standard">
      <style:text-properties officeooo:paragraph-rsid="00824dd9"/>
    </style:style>
    <style:style style:name="P71" style:family="paragraph" style:parent-style-name="Standard">
      <style:text-properties officeooo:rsid="00847e02" officeooo:paragraph-rsid="00847e02"/>
    </style:style>
    <style:style style:name="P72"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73" style:family="paragraph" style:parent-style-name="Standard">
      <style:paragraph-properties fo:break-before="page"/>
      <style:text-properties fo:language="en" fo:country="US" officeooo:rsid="001965a5" officeooo:paragraph-rsid="001965a5"/>
    </style:style>
    <style:style style:name="P74" style:family="paragraph" style:parent-style-name="Standard">
      <style:paragraph-properties fo:break-before="page"/>
      <style:text-properties fo:language="en" fo:country="US" officeooo:rsid="00261826" officeooo:paragraph-rsid="00261826"/>
    </style:style>
    <style:style style:name="P75" style:family="paragraph" style:parent-style-name="Standard">
      <style:paragraph-properties fo:break-before="page"/>
      <style:text-properties fo:language="en" fo:country="US" officeooo:rsid="00485d22" officeooo:paragraph-rsid="00485d22"/>
    </style:style>
    <style:style style:name="P76" style:family="paragraph" style:parent-style-name="Standard">
      <style:paragraph-properties fo:break-before="page"/>
      <style:text-properties fo:language="en" fo:country="US" officeooo:rsid="00065c48" officeooo:paragraph-rsid="00065c48"/>
    </style:style>
    <style:style style:name="P77" style:family="paragraph" style:parent-style-name="Title">
      <style:text-properties fo:language="en" fo:country="US"/>
    </style:style>
    <style:style style:name="P78" style:family="paragraph" style:parent-style-name="Text_20_body">
      <style:text-properties fo:language="en" fo:country="US" fo:font-weight="bold" style:font-weight-asian="bold" style:font-weight-complex="bold"/>
    </style:style>
    <style:style style:name="P79" style:family="paragraph" style:parent-style-name="Text_20_body">
      <style:paragraph-properties fo:margin-top="0in" fo:margin-bottom="0in" loext:contextual-spacing="false"/>
      <style:text-properties fo:language="en" fo:country="US" fo:font-weight="bold" officeooo:rsid="00449f95" officeooo:paragraph-rsid="00449f95" style:font-weight-asian="bold" style:font-weight-complex="bold"/>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Heading_20_1" style:list-style-name="">
      <style:text-properties fo:language="en" fo:country="US"/>
    </style:style>
    <style:style style:name="P84" style:family="paragraph" style:parent-style-name="Heading_20_1">
      <style:text-properties fo:language="en" fo:country="US" officeooo:rsid="00824dd9"/>
    </style:style>
    <style:style style:name="P85" style:family="paragraph" style:parent-style-name="Heading_20_1">
      <style:paragraph-properties fo:break-before="page"/>
      <style:text-properties fo:language="en" fo:country="US"/>
    </style:style>
    <style:style style:name="P86" style:family="paragraph" style:parent-style-name="Heading_20_1">
      <style:paragraph-properties fo:break-before="page"/>
      <style:text-properties fo:language="en" fo:country="US" officeooo:paragraph-rsid="001c2677"/>
    </style:style>
    <style:style style:name="P87" style:family="paragraph" style:parent-style-name="Heading_20_2">
      <style:text-properties fo:language="en" fo:country="US"/>
    </style:style>
    <style:style style:name="P88" style:family="paragraph" style:parent-style-name="Heading_20_2">
      <style:text-properties fo:language="en" fo:country="US" officeooo:paragraph-rsid="001c2677"/>
    </style:style>
    <style:style style:name="P89" style:family="paragraph" style:parent-style-name="Heading_20_2">
      <style:paragraph-properties fo:break-before="page"/>
      <style:text-properties fo:language="en" fo:country="US" officeooo:paragraph-rsid="001c2677"/>
    </style:style>
    <style:style style:name="P90" style:family="paragraph" style:parent-style-name="Heading_20_3">
      <style:text-properties fo:language="en" fo:country="US"/>
    </style:style>
    <style:style style:name="P91" style:family="paragraph" style:parent-style-name="Heading_20_3">
      <style:text-properties fo:language="en" fo:country="US" officeooo:paragraph-rsid="0042df40"/>
    </style:style>
    <style:style style:name="P92" style:family="paragraph" style:parent-style-name="Heading_20_3">
      <style:text-properties fo:language="en" fo:country="US" officeooo:rsid="008610a4" officeooo:paragraph-rsid="008610a4"/>
    </style:style>
    <style:style style:name="P93" style:family="paragraph" style:parent-style-name="Heading_20_3">
      <style:text-properties officeooo:paragraph-rsid="00844ba0"/>
    </style:style>
    <style:style style:name="P94" style:family="paragraph" style:parent-style-name="Heading_20_3">
      <style:paragraph-properties fo:break-before="page"/>
      <style:text-properties fo:language="en" fo:country="US"/>
    </style:style>
    <style:style style:name="P95" style:family="paragraph" style:parent-style-name="Standard">
      <style:text-properties fo:language="en" fo:country="US" officeooo:rsid="007ff0dd" officeooo:paragraph-rsid="00824dd9"/>
    </style:style>
    <style:style style:name="P96" style:family="paragraph" style:parent-style-name="Standard">
      <style:text-properties fo:language="en" fo:country="US" style:text-underline-style="solid" style:text-underline-width="auto" style:text-underline-color="font-color" fo:font-weight="bold" officeooo:rsid="0080e434" officeooo:paragraph-rsid="0080e434" style:font-weight-asian="bold" style:font-weight-complex="bold"/>
    </style:style>
    <style:style style:name="P97" style:family="paragraph" style:parent-style-name="Standard">
      <style:text-properties fo:language="en" fo:country="US" officeooo:rsid="001d64dd" officeooo:paragraph-rsid="001d64dd"/>
    </style:style>
    <style:style style:name="P98" style:family="paragraph" style:parent-style-name="Standard">
      <style:text-properties fo:language="en" fo:country="US" officeooo:rsid="001d64dd" officeooo:paragraph-rsid="0080e434"/>
    </style:style>
    <style:style style:name="P99" style:family="paragraph" style:parent-style-name="Standard">
      <style:text-properties fo:language="en" fo:country="US" officeooo:rsid="001d64dd" officeooo:paragraph-rsid="008610a4"/>
    </style:style>
    <style:style style:name="P100" style:family="paragraph" style:parent-style-name="Standard">
      <style:text-properties fo:language="en" fo:country="US" officeooo:rsid="0080e434" officeooo:paragraph-rsid="0080e434"/>
    </style:style>
    <style:style style:name="P101" style:family="paragraph" style:parent-style-name="Standard">
      <style:text-properties fo:language="en" fo:country="US" officeooo:rsid="0080e434" officeooo:paragraph-rsid="008113ac"/>
    </style:style>
    <style:style style:name="P102" style:family="paragraph" style:parent-style-name="Standard">
      <style:text-properties fo:language="en" fo:country="US" officeooo:rsid="0080e434" officeooo:paragraph-rsid="008525ef"/>
    </style:style>
    <style:style style:name="P103" style:family="paragraph" style:parent-style-name="Standard">
      <style:text-properties fo:language="en" fo:country="US" officeooo:rsid="0080e434" officeooo:paragraph-rsid="008610a4"/>
    </style:style>
    <style:style style:name="P104" style:family="paragraph" style:parent-style-name="Standard">
      <style:text-properties fo:language="en" fo:country="US" officeooo:rsid="0025527e" officeooo:paragraph-rsid="00449f95"/>
    </style:style>
    <style:style style:name="P105" style:family="paragraph" style:parent-style-name="Standard">
      <style:text-properties fo:language="en" fo:country="US" officeooo:rsid="00847e02" officeooo:paragraph-rsid="00847e02"/>
    </style:style>
    <style:style style:name="P106" style:family="paragraph" style:parent-style-name="Standard">
      <style:text-properties fo:language="en" fo:country="US" officeooo:rsid="001965a5" officeooo:paragraph-rsid="001965a5"/>
    </style:style>
    <style:style style:name="P107" style:family="paragraph" style:parent-style-name="Standard">
      <style:text-properties fo:language="en" fo:country="US" officeooo:rsid="008525ef" officeooo:paragraph-rsid="008525ef"/>
    </style:style>
    <style:style style:name="P108" style:family="paragraph" style:parent-style-name="Standard">
      <style:text-properties fo:language="en" fo:country="US" officeooo:rsid="00485d22" officeooo:paragraph-rsid="00485d22"/>
    </style:style>
    <style:style style:name="P109" style:family="paragraph" style:parent-style-name="Standard">
      <style:text-properties fo:language="en" fo:country="US" officeooo:rsid="004a73cd" officeooo:paragraph-rsid="004a73cd"/>
    </style:style>
    <style:style style:name="P110" style:family="paragraph" style:parent-style-name="Standard">
      <style:text-properties fo:language="en" fo:country="US" officeooo:rsid="008610a4" officeooo:paragraph-rsid="008610a4"/>
    </style:style>
    <style:style style:name="P111" style:family="paragraph" style:parent-style-name="Standard">
      <style:text-properties fo:language="en" fo:country="US" officeooo:paragraph-rsid="004a73cd"/>
    </style:style>
    <style:style style:name="P112" style:family="paragraph" style:parent-style-name="Standard">
      <style:text-properties fo:language="en" fo:country="US" officeooo:rsid="00065c48" officeooo:paragraph-rsid="008610a4"/>
    </style:style>
    <style:style style:name="P113" style:family="paragraph" style:parent-style-name="Standard">
      <style:text-properties fo:language="en" fo:country="US" officeooo:rsid="0002a4b6" officeooo:paragraph-rsid="008610a4"/>
    </style:style>
    <style:style style:name="P114" style:family="paragraph" style:parent-style-name="Standard">
      <style:text-properties fo:language="en" fo:country="US" officeooo:rsid="0002a4b6" officeooo:paragraph-rsid="0002a4b6"/>
    </style:style>
    <style:style style:name="P115" style:family="paragraph" style:parent-style-name="Standard">
      <style:text-properties fo:language="en" fo:country="US" officeooo:rsid="004f7a17" officeooo:paragraph-rsid="008610a4"/>
    </style:style>
    <style:style style:name="P116" style:family="paragraph" style:parent-style-name="Standard">
      <style:text-properties fo:language="en" fo:country="US" officeooo:rsid="004f7a17" officeooo:paragraph-rsid="0087ba45"/>
    </style:style>
    <style:style style:name="P117" style:family="paragraph" style:parent-style-name="Standard">
      <style:text-properties fo:language="en" fo:country="US" officeooo:rsid="0087ba45" officeooo:paragraph-rsid="0087ba45"/>
    </style:style>
    <style:style style:name="P118" style:family="paragraph" style:parent-style-name="Standard">
      <style:text-properties fo:language="en" fo:country="US" officeooo:rsid="00824dd9" officeooo:paragraph-rsid="0087ba45"/>
    </style:style>
    <style:style style:name="P119" style:family="paragraph" style:parent-style-name="Standard">
      <style:text-properties fo:language="en" fo:country="US" officeooo:rsid="0056f72c" officeooo:paragraph-rsid="0087ba45"/>
    </style:style>
    <style:style style:name="P120" style:family="paragraph" style:parent-style-name="Standard">
      <style:text-properties fo:language="en" fo:country="US" officeooo:rsid="005965ee" officeooo:paragraph-rsid="0087ba45"/>
    </style:style>
    <style:style style:name="P121" style:family="paragraph" style:parent-style-name="Standard">
      <style:text-properties fo:language="en" fo:country="US" fo:font-weight="bold" officeooo:rsid="0029afb8" officeooo:paragraph-rsid="002ae4ce" style:font-weight-asian="bold" style:font-weight-complex="bold"/>
    </style:style>
    <style:style style:name="P122" style:family="paragraph" style:parent-style-name="Standard">
      <style:text-properties fo:language="en" fo:country="US" fo:font-weight="bold" officeooo:rsid="0089a3e0" officeooo:paragraph-rsid="0089a3e0" style:font-weight-asian="bold" style:font-weight-complex="bold"/>
    </style:style>
    <style:style style:name="P123" style:family="paragraph" style:parent-style-name="Standard">
      <style:text-properties fo:language="en" fo:country="US" fo:font-weight="normal" officeooo:rsid="0089a3e0" officeooo:paragraph-rsid="0089a3e0" style:font-weight-asian="normal" style:font-weight-complex="normal"/>
    </style:style>
    <style:style style:name="P124" style:family="paragraph" style:parent-style-name="Standard">
      <style:text-properties fo:language="en" fo:country="US" officeooo:paragraph-rsid="008b03ef"/>
    </style:style>
    <style:style style:name="P125" style:family="paragraph" style:parent-style-name="Standard">
      <style:text-properties officeooo:paragraph-rsid="008525ef"/>
    </style:style>
    <style:style style:name="P126" style:family="paragraph" style:parent-style-name="Standard">
      <style:text-properties officeooo:rsid="008610a4" officeooo:paragraph-rsid="008610a4"/>
    </style:style>
    <style:style style:name="P127" style:family="paragraph" style:parent-style-name="Standard">
      <style:text-properties officeooo:paragraph-rsid="004a73cd"/>
    </style:style>
    <style:style style:name="P128" style:family="paragraph" style:parent-style-name="Standard">
      <style:text-properties officeooo:paragraph-rsid="008610a4"/>
    </style:style>
    <style:style style:name="T1" style:family="text">
      <style:text-properties fo:font-weight="bold" style:font-weight-asian="bold" style:font-weight-complex="bold"/>
    </style:style>
    <style:style style:name="T2" style:family="text">
      <style:text-properties fo:font-weight="bold" officeooo:rsid="0029afb8" style:font-weight-asian="bold" style:font-weight-complex="bold"/>
    </style:style>
    <style:style style:name="T3" style:family="text">
      <style:text-properties fo:font-weight="bold" officeooo:rsid="0049296d" style:font-weight-asian="bold" style:font-weight-complex="bold"/>
    </style:style>
    <style:style style:name="T4" style:family="text">
      <style:text-properties fo:font-weight="bold" officeooo:rsid="008610a4" style:font-weight-asian="bold" style:font-weight-complex="bold"/>
    </style:style>
    <style:style style:name="T5" style:family="text">
      <style:text-properties officeooo:rsid="007ff0dd"/>
    </style:style>
    <style:style style:name="T6" style:family="text">
      <style:text-properties officeooo:rsid="0056f72c"/>
    </style:style>
    <style:style style:name="T7" style:family="text">
      <style:text-properties officeooo:rsid="0002a4b6"/>
    </style:style>
    <style:style style:name="T8" style:family="text">
      <style:text-properties officeooo:rsid="00083d73"/>
    </style:style>
    <style:style style:name="T9" style:family="text">
      <style:text-properties officeooo:rsid="000f90cf"/>
    </style:style>
    <style:style style:name="T10" style:family="text">
      <style:text-properties officeooo:rsid="00109936"/>
    </style:style>
    <style:style style:name="T11" style:family="text">
      <style:text-properties officeooo:rsid="0017bba8"/>
    </style:style>
    <style:style style:name="T12" style:family="text">
      <style:text-properties officeooo:rsid="00189df4"/>
    </style:style>
    <style:style style:name="T13" style:family="text">
      <style:text-properties officeooo:rsid="00195b4c"/>
    </style:style>
    <style:style style:name="T14" style:family="text">
      <style:text-properties officeooo:rsid="001ab0c5"/>
    </style:style>
    <style:style style:name="T15" style:family="text">
      <style:text-properties officeooo:rsid="001c2677"/>
    </style:style>
    <style:style style:name="T16" style:family="text">
      <style:text-properties officeooo:rsid="00209e17"/>
    </style:style>
    <style:style style:name="T17" style:family="text">
      <style:text-properties officeooo:rsid="00261826"/>
    </style:style>
    <style:style style:name="T18" style:family="text">
      <style:text-properties officeooo:rsid="0029afb8"/>
    </style:style>
    <style:style style:name="T19" style:family="text">
      <style:text-properties officeooo:rsid="002ac727"/>
    </style:style>
    <style:style style:name="T20" style:family="text">
      <style:text-properties officeooo:rsid="002ae4ce"/>
    </style:style>
    <style:style style:name="T21" style:family="text">
      <style:text-properties officeooo:rsid="002e1b67"/>
    </style:style>
    <style:style style:name="T22" style:family="text">
      <style:text-properties officeooo:rsid="002ffdde"/>
    </style:style>
    <style:style style:name="T23" style:family="text">
      <style:text-properties officeooo:rsid="0031c5b0"/>
    </style:style>
    <style:style style:name="T24" style:family="text">
      <style:text-properties officeooo:rsid="00332273"/>
    </style:style>
    <style:style style:name="T25" style:family="text">
      <style:text-properties officeooo:rsid="0034c01a"/>
    </style:style>
    <style:style style:name="T26" style:family="text">
      <style:text-properties officeooo:rsid="00351c2a"/>
    </style:style>
    <style:style style:name="T27" style:family="text">
      <style:text-properties officeooo:rsid="003702f2"/>
    </style:style>
    <style:style style:name="T28" style:family="text">
      <style:text-properties fo:language="en" fo:country="US"/>
    </style:style>
    <style:style style:name="T29" style:family="text">
      <style:text-properties fo:language="en" fo:country="US" officeooo:rsid="0049296d"/>
    </style:style>
    <style:style style:name="T30" style:family="text">
      <style:text-properties fo:language="en" fo:country="US" officeooo:rsid="007ff0dd"/>
    </style:style>
    <style:style style:name="T31" style:family="text">
      <style:text-properties fo:language="en" fo:country="US" officeooo:rsid="00195b4c"/>
    </style:style>
    <style:style style:name="T32" style:family="text">
      <style:text-properties fo:language="en" fo:country="US" officeooo:rsid="00332273"/>
    </style:style>
    <style:style style:name="T33" style:family="text">
      <style:text-properties fo:language="en" fo:country="US" officeooo:rsid="0080e434"/>
    </style:style>
    <style:style style:name="T34" style:family="text">
      <style:text-properties fo:language="en" fo:country="US" officeooo:rsid="00746ffe"/>
    </style:style>
    <style:style style:name="T35" style:family="text">
      <style:text-properties fo:language="en" fo:country="US" officeooo:rsid="001d64dd"/>
    </style:style>
    <style:style style:name="T36" style:family="text">
      <style:text-properties fo:language="en" fo:country="US" officeooo:rsid="0042df40"/>
    </style:style>
    <style:style style:name="T37" style:family="text">
      <style:text-properties fo:language="en" fo:country="US" officeooo:rsid="00824dd9"/>
    </style:style>
    <style:style style:name="T38" style:family="text">
      <style:text-properties fo:language="en" fo:country="US" officeooo:rsid="00847e02"/>
    </style:style>
    <style:style style:name="T39" style:family="text">
      <style:text-properties fo:language="en" fo:country="US" officeooo:rsid="008525ef"/>
    </style:style>
    <style:style style:name="T40" style:family="text">
      <style:text-properties fo:language="en" fo:country="US" officeooo:rsid="0025527e"/>
    </style:style>
    <style:style style:name="T41" style:family="text">
      <style:text-properties fo:language="en" fo:country="US" officeooo:rsid="00261826"/>
    </style:style>
    <style:style style:name="T42" style:family="text">
      <style:text-properties fo:language="en" fo:country="US" officeooo:rsid="008610a4"/>
    </style:style>
    <style:style style:name="T43" style:family="text">
      <style:text-properties fo:language="en" fo:country="US" officeooo:rsid="004a73cd"/>
    </style:style>
    <style:style style:name="T44" style:family="text">
      <style:text-properties fo:language="en" fo:country="US" officeooo:rsid="00065c48"/>
    </style:style>
    <style:style style:name="T45" style:family="text">
      <style:text-properties fo:language="en" fo:country="US" officeooo:rsid="000f90cf"/>
    </style:style>
    <style:style style:name="T46" style:family="text">
      <style:text-properties fo:language="en" fo:country="US" officeooo:rsid="00083d73"/>
    </style:style>
    <style:style style:name="T47" style:family="text">
      <style:text-properties fo:language="en" fo:country="US" officeooo:rsid="004e3ed1"/>
    </style:style>
    <style:style style:name="T48" style:family="text">
      <style:text-properties fo:language="en" fo:country="US" officeooo:rsid="004f7a17"/>
    </style:style>
    <style:style style:name="T49" style:family="text">
      <style:text-properties fo:language="en" fo:country="US" officeooo:rsid="0089a3e0"/>
    </style:style>
    <style:style style:name="T50" style:family="text">
      <style:text-properties fo:language="en" fo:country="US" officeooo:rsid="008b03ef"/>
    </style:style>
    <style:style style:name="T51" style:family="text">
      <style:text-properties officeooo:rsid="0038676b"/>
    </style:style>
    <style:style style:name="T52" style:family="text">
      <style:text-properties officeooo:rsid="0038a1af"/>
    </style:style>
    <style:style style:name="T53" style:family="text">
      <style:text-properties officeooo:rsid="003d8a32"/>
    </style:style>
    <style:style style:name="T54" style:family="text">
      <style:text-properties officeooo:rsid="003f59e5"/>
    </style:style>
    <style:style style:name="T55" style:family="text">
      <style:text-properties officeooo:rsid="0042df40"/>
    </style:style>
    <style:style style:name="T56" style:family="text">
      <style:text-properties officeooo:rsid="00449f95"/>
    </style:style>
    <style:style style:name="T57" style:family="text">
      <style:text-properties officeooo:rsid="00461417"/>
    </style:style>
    <style:style style:name="T58" style:family="text">
      <style:text-properties officeooo:rsid="0049296d"/>
    </style:style>
    <style:style style:name="T59" style:family="text">
      <style:text-properties officeooo:rsid="004a73cd"/>
    </style:style>
    <style:style style:name="T60" style:family="text">
      <style:text-properties officeooo:rsid="004e3ed1"/>
    </style:style>
    <style:style style:name="T61" style:family="text">
      <style:text-properties officeooo:rsid="004f7a17"/>
    </style:style>
    <style:style style:name="T62" style:family="text">
      <style:text-properties officeooo:rsid="0050c8d4"/>
    </style:style>
    <style:style style:name="T63" style:family="text">
      <style:text-properties officeooo:rsid="005a17c9"/>
    </style:style>
    <style:style style:name="T64" style:family="text">
      <style:text-properties style:font-name="Liberation Serif1" officeooo:rsid="005a17c9"/>
    </style:style>
    <style:style style:name="T65" style:family="text">
      <style:text-properties style:font-name="Liberation Serif" officeooo:rsid="005a17c9"/>
    </style:style>
    <style:style style:name="T66" style:family="text">
      <style:text-properties style:font-name="Liberation Serif" officeooo:rsid="007a969b"/>
    </style:style>
    <style:style style:name="T67" style:family="text">
      <style:text-properties officeooo:rsid="0069a009"/>
    </style:style>
    <style:style style:name="T68" style:family="text">
      <style:text-properties officeooo:rsid="00746ffe"/>
    </style:style>
    <style:style style:name="T69" style:family="text">
      <style:text-properties officeooo:rsid="00790091"/>
    </style:style>
    <style:style style:name="T70" style:family="text">
      <style:text-properties officeooo:rsid="007a969b"/>
    </style:style>
    <style:style style:name="T71" style:family="text">
      <style:text-properties officeooo:rsid="007ddb0d"/>
    </style:style>
    <style:style style:name="T72" style:family="text">
      <style:text-properties officeooo:rsid="0080e434"/>
    </style:style>
    <style:style style:name="T73" style:family="text">
      <style:text-properties officeooo:rsid="008113ac"/>
    </style:style>
    <style:style style:name="T74" style:family="text">
      <style:text-properties officeooo:rsid="00824dd9"/>
    </style:style>
    <style:style style:name="T75" style:family="text">
      <style:text-properties officeooo:rsid="00835331"/>
    </style:style>
    <style:style style:name="T76" style:family="text">
      <style:text-properties officeooo:rsid="00844ba0"/>
    </style:style>
    <style:style style:name="T77" style:family="text">
      <style:text-properties officeooo:rsid="008525ef"/>
    </style:style>
    <style:style style:name="T78" style:family="text">
      <style:text-properties officeooo:rsid="008610a4"/>
    </style:style>
    <style:style style:name="T79" style:family="text">
      <style:text-properties style:font-name="Liberation Sans" fo:font-size="14.1000003814697pt" fo:language="en" fo:country="US" fo:font-weight="bold" officeooo:rsid="008610a4" style:font-name-asian="Noto Sans CJK SC" style:font-size-asian="14.1000003814697pt" style:font-weight-asian="bold" style:font-name-complex="Lohit Devanagari" style:font-size-complex="14.1000003814697pt" style:font-weight-complex="bold"/>
    </style:style>
    <style:style style:name="T80" style:family="text">
      <style:text-properties officeooo:rsid="0087ba45"/>
    </style:style>
    <style:style style:name="T81" style:family="text">
      <style:text-properties officeooo:rsid="0089a3e0"/>
    </style:style>
    <style:style style:name="T82" style:family="text">
      <style:text-properties officeooo:rsid="008b03e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Apollo-3 BLE <text:span text:style-name="T54">communication between Apollo3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504_4261894373" text:style-name="Index_20_Link" text:visited-style-name="Index_20_Link">1. Foreword<text:tab/>2</text:a></text:p>
          <text:p text:style-name="P80"><text:a xlink:type="simple" xlink:href="#__RefHeading___Toc432_4261894373" text:style-name="Index_20_Link" text:visited-style-name="Index_20_Link">2. Hardware<text:tab/>3</text:a></text:p>
          <text:p text:style-name="P81"><text:a xlink:type="simple" xlink:href="#__RefHeading___Toc434_4261894373" text:style-name="Index_20_Link" text:visited-style-name="Index_20_Link">2.1 Server board<text:tab/>3</text:a></text:p>
          <text:p text:style-name="P81"><text:a xlink:type="simple" xlink:href="#__RefHeading___Toc436_4261894373" text:style-name="Index_20_Link" text:visited-style-name="Index_20_Link">2.2 Client hardware<text:tab/>3</text:a></text:p>
          <text:p text:style-name="P80"><text:a xlink:type="simple" xlink:href="#__RefHeading___Toc438_4261894373" text:style-name="Index_20_Link" text:visited-style-name="Index_20_Link">3. Software installation<text:tab/>4</text:a></text:p>
          <text:p text:style-name="P81"><text:a xlink:type="simple" xlink:href="#__RefHeading___Toc440_4261894373" text:style-name="Index_20_Link" text:visited-style-name="Index_20_Link">3.1 Server software<text:tab/>4</text:a></text:p>
          <text:p text:style-name="P82"><text:a xlink:type="simple" xlink:href="#__RefHeading___Toc442_4261894373" text:style-name="Index_20_Link" text:visited-style-name="Index_20_Link">3.1.1 Apollo3 software<text:tab/>4</text:a></text:p>
          <text:p text:style-name="P82"><text:a xlink:type="simple" xlink:href="#__RefHeading___Toc2117_1901542803" text:style-name="Index_20_Link" text:visited-style-name="Index_20_Link">3.1.2 ArduinoBLE<text:tab/>4</text:a></text:p>
          <text:p text:style-name="P82"><text:a xlink:type="simple" xlink:href="#__RefHeading___Toc444_4261894373" text:style-name="Index_20_Link" text:visited-style-name="Index_20_Link">3.1.3 Application software<text:tab/>4</text:a></text:p>
          <text:p text:style-name="P81"><text:a xlink:type="simple" xlink:href="#__RefHeading___Toc446_4261894373" text:style-name="Index_20_Link" text:visited-style-name="Index_20_Link">3.2 Client software<text:tab/>5</text:a></text:p>
          <text:p text:style-name="P82"><text:a xlink:type="simple" xlink:href="#__RefHeading___Toc1496_813501632" text:style-name="Index_20_Link" text:visited-style-name="Index_20_Link">3.2.1 Apollo3 software<text:tab/>5</text:a></text:p>
          <text:p text:style-name="P82"><text:a xlink:type="simple" xlink:href="#__RefHeading___Toc1697_116327459" text:style-name="Index_20_Link" text:visited-style-name="Index_20_Link">3.3.2 ArduinoBLE<text:tab/>5</text:a></text:p>
          <text:p text:style-name="P82"><text:a xlink:type="simple" xlink:href="#__RefHeading___Toc444_42618943731" text:style-name="Index_20_Link" text:visited-style-name="Index_20_Link">3.2.3 Client Application software<text:tab/>5</text:a></text:p>
          <text:p text:style-name="P80"><text:a xlink:type="simple" xlink:href="#__RefHeading___Toc452_4261894373" text:style-name="Index_20_Link" text:visited-style-name="Index_20_Link">4. Software overview<text:tab/>6</text:a></text:p>
          <text:p text:style-name="P81"><text:a xlink:type="simple" xlink:href="#__RefHeading___Toc454_4261894373" text:style-name="Index_20_Link" text:visited-style-name="Index_20_Link">4.1 Server Software<text:tab/>6</text:a></text:p>
          <text:p text:style-name="P82"><text:a xlink:type="simple" xlink:href="#__RefHeading___Toc456_4261894373" text:style-name="Index_20_Link" text:visited-style-name="Index_20_Link">4.1.1 High level overview<text:tab/>6</text:a></text:p>
          <text:p text:style-name="P82"><text:a xlink:type="simple" xlink:href="#__RefHeading___Toc458_4261894373" text:style-name="Index_20_Link" text:visited-style-name="Index_20_Link">4.1.2 Parameter setting (server)<text:tab/>7</text:a></text:p>
          <text:p text:style-name="P81"><text:a xlink:type="simple" xlink:href="#__RefHeading___Toc460_4261894373" text:style-name="Index_20_Link" text:visited-style-name="Index_20_Link">4.2 Client Software<text:tab/>8</text:a></text:p>
          <text:p text:style-name="P82"><text:a xlink:type="simple" xlink:href="#__RefHeading___Toc462_4261894373" text:style-name="Index_20_Link" text:visited-style-name="Index_20_Link">4.2.1 High level overview<text:tab/>8</text:a></text:p>
          <text:p text:style-name="P82"><text:a xlink:type="simple" xlink:href="#__RefHeading___Toc1714_116327459" text:style-name="Index_20_Link" text:visited-style-name="Index_20_Link">4.2.2 Internal Temperature<text:tab/>8</text:a></text:p>
          <text:p text:style-name="P82"><text:a xlink:type="simple" xlink:href="#__RefHeading___Toc1517_813501632" text:style-name="Index_20_Link" text:visited-style-name="Index_20_Link">4.2.3 Parameter setting (CLIENT)<text:tab/>9</text:a></text:p>
          <text:p text:style-name="P81"><text:a xlink:type="simple" xlink:href="#__RefHeading___Toc1699_116327459" text:style-name="Index_20_Link" text:visited-style-name="Index_20_Link">4.3 String Characteristic<text:tab/>9</text:a></text:p>
          <text:p text:style-name="P80"><text:a xlink:type="simple" xlink:href="#__RefHeading___Toc1498_813501632" text:style-name="Index_20_Link" text:visited-style-name="Index_20_Link">5. Client Menu selection<text:tab/>10</text:a></text:p>
          <text:p text:style-name="P81"><text:a xlink:type="simple" xlink:href="#__RefHeading___Toc1519_813501632" text:style-name="Index_20_Link" text:visited-style-name="Index_20_Link">5.1 Main menu<text:tab/>10</text:a></text:p>
          <text:p text:style-name="P80"><text:a xlink:type="simple" xlink:href="#__RefHeading___Toc472_4261894373" text:style-name="Index_20_Link" text:visited-style-name="Index_20_Link">Appendix A : Adding an option<text:tab/>13</text:a></text:p>
          <text:p text:style-name="P81"><text:a xlink:type="simple" xlink:href="#__RefHeading___Toc474_4261894373" text:style-name="Index_20_Link" text:visited-style-name="Index_20_Link">A.1 client side changes<text:tab/>13</text:a></text:p>
          <text:p text:style-name="P82"><text:a xlink:type="simple" xlink:href="#__RefHeading___Toc1701_116327459" text:style-name="Index_20_Link" text:visited-style-name="Index_20_Link">A.1.1 amdtp_bridge.h<text:tab/>13</text:a></text:p>
          <text:p text:style-name="P82"><text:a xlink:type="simple" xlink:href="#__RefHeading___Toc476_4261894373" text:style-name="Index_20_Link" text:visited-style-name="Index_20_Link">A.1.2 amdtp_client.ino<text:tab/>13</text:a></text:p>
          <text:p text:style-name="P81"><text:a xlink:type="simple" xlink:href="#__RefHeading___Toc496_4261894373" text:style-name="Index_20_Link" text:visited-style-name="Index_20_Link">A.2 Server side changes<text:tab/>13</text:a></text:p>
          <text:p text:style-name="P82"><text:a xlink:type="simple" xlink:href="#__RefHeading___Toc498_4261894373" text:style-name="Index_20_Link" text:visited-style-name="Index_20_Link">A.2.1 amdtp_bridge.h<text:tab/>13</text:a></text:p>
          <text:p text:style-name="P82"><text:a xlink:type="simple" xlink:href="#__RefHeading___Toc500_4261894373" text:style-name="Index_20_Link" text:visited-style-name="Index_20_Link">A.2.2 amdtp_server.ino<text:tab/>14</text:a></text:p>
        </text:index-body>
      </text:table-of-content>
      <text:p text:style-name="P3"/>
      <text:h text:style-name="P85" text:outline-level="1"><text:bookmark-start text:name="__RefHeading___Toc504_4261894373"/><text:span text:style-name="T6">1</text:span>. Foreword<text:bookmark-end text:name="__RefHeading___Toc504_4261894373"/></text:h>
      <text:p text:style-name="P3"/>
      <text:p text:style-name="P4">As part of a project to better understand Bluetooth, I have worked connecting boards from Sparkfun based on Apollo3. The connection is <text:span text:style-name="T53">using </text:span>the lightweight, pr<text:span text:style-name="T11">opriety</text:span> AMD Transaction Protocol, <text:span text:style-name="T69">or AMDTP</text:span></text:p>
      <text:p text:style-name="P4"/>
      <text:p text:style-name="P4">The Apollo3 bo<text:span text:style-name="T11">a</text:span>rd is acting as a server and all actions are initiated by <text:span text:style-name="T55">a client running on another Apollo3 board</text:span>. <text:span text:style-name="T11">The client has also been tested to run on with IDE 1.8.1</text:span><text:span text:style-name="T5">3</text:span><text:span text:style-name="T11">.</text:span></text:p>
      <text:p text:style-name="P4"/>
      <text:p text:style-name="P5">An example BLE_led was available, but only provides the functionality to put a led on and off. Not very <text:span text:style-name="T51">helpful.</text:span> This solution can do MUCH more to exchange data.</text:p>
      <text:p text:style-name="P5"/>
      <text:p text:style-name="P54">A separate client version based on Linux (Ubuntu or Raspberry Pi) is also available <text:span text:style-name="T71">on </text:span><text:a xlink:type="simple" xlink:href="https://github.com/paulvha/apollo3/tree/master/ble_amdtp_raspPi" text:style-name="Internet_20_link" text:visited-style-name="Visited_20_Internet_20_Link"><text:span text:style-name="T71">https://github.com/paulvha/apollo3/tree/master/ble_amdtp_raspPi</text:span></text:a></text:p>
      <text:p text:style-name="P54"/>
      <text:p text:style-name="P42"/>
      <text:p text:style-name="P41">Paul van Haastrecht</text:p>
      <text:p text:style-name="P41"><text:a xlink:type="simple" xlink:href="mailto:paulvha@hotmail.com" text:style-name="Internet_20_link" text:visited-style-name="Visited_20_Internet_20_Link">paulvha@hotmail.com</text:a></text:p>
      <text:p text:style-name="P41"/>
      <text:p text:style-name="P25"><text:span text:style-name="T6">Version 1.0 / March</text:span> 2020</text:p>
      <text:p text:style-name="P41"><text:s/>* <text:span text:style-name="T71">initial version</text:span></text:p>
      <text:p text:style-name="P52"/>
      <text:p text:style-name="P24">Version 2.<text:span text:style-name="T68">0</text:span> / Marc<text:span text:style-name="T67">h </text:span>2020</text:p>
      <text:p text:style-name="P52"/>
      <text:p text:style-name="P3"><text:bookmark-start text:name="__DdeLink__1522_1924374596"/><text:s text:c="2"/>* updated to handle security / hashing (auto detect)</text:p>
      <text:p text:style-name="P3"><text:s text:c="2"/>* added major/minor version number request/response</text:p>
      <text:p text:style-name="P3"><text:s text:c="2"/>* update to sent float number for temperature values and battery level</text:p>
      <text:p text:style-name="P3"><text:s text:c="2"/>* changed names of some files</text:p>
      <text:p text:style-name="P3"><text:s text:c="2"/>* changed the internal temperature calculation<text:bookmark-end text:name="__DdeLink__1522_1924374596"/></text:p>
      <text:p text:style-name="P3"/>
      <text:p text:style-name="P26">Version 3.0 / October 2020</text:p>
      <text:p text:style-name="P55"/>
      <text:p text:style-name="P70"><text:span text:style-name="T30">Sparkfun has released a complete new structure for BLE. It can now run with the ArduinBLE library. That way the user does not need to take care of GAP or </text:span><text:span text:style-name="T37">G</text:span><text:span text:style-name="T30">ATT layer. It is all handled. </text:span></text:p>
      <text:p text:style-name="P95"/>
      <text:p text:style-name="P95">I have changed the code for the Artemis so the AMDTP protocol now works within this new structure.</text:p>
      <text:p text:style-name="P95"/>
      <text:p text:style-name="P63"><text:span text:style-name="T30">A</text:span><text:span text:style-name="T28">s the ADC structure for gathering internal temperature and battery level has also changed with version 2.0.0 of the Sparkfun library, the code has been updated for that as well. No extra functionality has been added.</text:span></text:p>
      <text:h text:style-name="P85" text:outline-level="1"><text:bookmark-start text:name="__RefHeading___Toc432_4261894373"/><text:span text:style-name="T12">2. </text:span>Hardware<text:bookmark-end text:name="__RefHeading___Toc432_4261894373"/></text:h>
      <text:p text:style-name="P6"/>
      <text:h text:style-name="P87" text:outline-level="2"><text:bookmark-start text:name="__RefHeading___Toc434_4261894373"/><text:span text:style-name="T12">2.1 </text:span>Server board<text:bookmark-end text:name="__RefHeading___Toc434_4261894373"/></text:h>
      <text:p text:style-name="P6"/>
      <text:p text:style-name="P6">The server software has been tested on a Redboard Artemis ATP (DEV-15442) and a Sparkfun Edge Development board (DEV-15170). On the later, not all pins are available, actually NONE of the ADC pins is available. <text:span text:style-name="T58">So it is better to have the ATP run as server.</text:span></text:p>
      <text:p text:style-name="P6"/>
      <text:p text:style-name="P6">Optionally an BME280 can be connected on both leveraging the QW<text:span text:style-name="T58">I</text:span>IC interface, o<text:span text:style-name="T24">r</text:span> us<text:span text:style-name="T24">e</text:span> the SDA / SCL connectors on the ATP. The Adafruit BME280 has been tested successfully, <text:span text:style-name="T69">but others could be used as well. You would need to make sure however that the I2C address is correctly set.</text:span></text:p>
      <text:p text:style-name="P6"/>
      <text:h text:style-name="P87" text:outline-level="2"><text:bookmark-start text:name="__RefHeading___Toc436_4261894373"/><text:span text:style-name="T12">2.2 </text:span>Client hardware<text:bookmark-end text:name="__RefHeading___Toc436_4261894373"/></text:h>
      <text:p text:style-name="P6"/>
      <text:p text:style-name="P8">The <text:span text:style-name="T58">client</text:span> software has been tested on a Redboard Artemis ATP (DEV-15442) and a Sparkfun Edge Development board (DEV-15170). </text:p>
      <text:p text:style-name="P6"/>
      <text:h text:style-name="P85" text:outline-level="1"><text:bookmark-start text:name="__RefHeading___Toc438_4261894373"/>3. Software installation<text:bookmark-end text:name="__RefHeading___Toc438_4261894373"/></text:h>
      <text:h text:style-name="P87" text:outline-level="2"><text:bookmark-start text:name="__RefHeading___Toc440_4261894373"/>3.1 Server software<text:bookmark-end text:name="__RefHeading___Toc440_4261894373"/></text:h>
      <text:h text:style-name="P90" text:outline-level="3"><text:bookmark-start text:name="__RefHeading___Toc442_4261894373"/>3.1.<text:span text:style-name="T22">1</text:span> Apollo3 software<text:bookmark-end text:name="__RefHeading___Toc442_4261894373"/></text:h>
      <text:p text:style-name="P11"/>
      <text:p text:style-name="P64"><text:span text:style-name="T28">Make sure you have the latest </text:span><text:span text:style-name="T29">Apollo3 </text:span><text:span text:style-name="T28">Arduino library. </text:span><text:span text:style-name="T29">At the time of testing that was </text:span><text:span text:style-name="T30">2.0.1</text:span><text:span text:style-name="T29">. </text:span><text:span text:style-name="T28">Follow the steps on </text:span><text:a xlink:type="simple" xlink:href="https://learn.sparkfun.com/tutorials/artemis-development-with-the-arduino-ide" text:style-name="Internet_20_link" text:visited-style-name="Visited_20_Internet_20_Link"><text:span text:style-name="T28">https://learn.sparkfun.com/tutorials/artemis-development-with-the-arduino-ide</text:span></text:a></text:p>
      <text:p text:style-name="P13"/>
      <text:p text:style-name="P13">Select the right board in the Arduino IDE.</text:p>
      <text:p text:style-name="P13"/>
      <text:h text:style-name="Heading_20_3" text:outline-level="3"><text:bookmark-start text:name="__RefHeading___Toc2117_1901542803"/>3.1.2 ArduinoBLE<text:bookmark-end text:name="__RefHeading___Toc2117_1901542803"/></text:h>
      <text:p text:style-name="P55"/>
      <text:p text:style-name="P55">The AMDTP solution will work on-top-off ArduinBLE, which you install with the library manager in the Arduino IDE. For documentation about this layer look at <text:a xlink:type="simple" xlink:href="https://www.arduino.cc/en/Reference/ArduinoBLE" text:style-name="Internet_20_link" text:visited-style-name="Visited_20_Internet_20_Link">https://www.arduino.cc/en/Reference/ArduinoBLE</text:a></text:p>
      <text:p text:style-name="P55"/>
      <text:p text:style-name="P14"/>
      <text:h text:style-name="P90" text:outline-level="3"><text:bookmark-start text:name="__RefHeading___Toc444_4261894373"/>3.1.<text:span text:style-name="T72">3</text:span> <text:span text:style-name="T22">Application</text:span> software<text:bookmark-end text:name="__RefHeading___Toc444_4261894373"/></text:h>
      <text:p text:style-name="P16"/>
      <text:p text:style-name="P2">Select the folder with the amdtp_<text:span text:style-name="T82">server</text:span>.ino. This folder contains other files that are necessary for compiling. <text:span text:style-name="T72">Just be aware that it takes a longer time to compile as the whole setup starting 2.0.0 is complex and needs a lot of work from the compiler.</text:span></text:p>
      <text:p text:style-name="P2"/>
      <text:p text:style-name="P2">Parts of the code are coming from Sparkfun BME280 library, <text:span text:style-name="T68">which you need to include for BME280</text:span>: <text:a xlink:type="simple" xlink:href="https://github.com/sparkfun/SparkFun_BME280_Arduino_Library" text:style-name="Internet_20_link" text:visited-style-name="Visited_20_Internet_20_Link">https://github.com/sparkfun/SparkFun_BME280_Arduino_Library</text:a></text:p>
      <text:p text:style-name="P18"/>
      <text:p text:style-name="P14">Make the optional changes in the top of the amd<text:span text:style-name="T81">tp_server</text:span>.ino as defined in chapter 4.<text:span text:style-name="T16">1.2</text:span>. </text:p>
      <text:p text:style-name="P14"/>
      <text:p text:style-name="P14">Now compile and load the software to the board. On the <text:span text:style-name="T14">E</text:span>dge board you will have to manually set it in boo<text:span text:style-name="T24">t</text:span>loader :</text:p>
      <text:p text:style-name="P13"/>
      <text:p text:style-name="P13">press and hold reset</text:p>
      <text:p text:style-name="P13">press and hold button 14</text:p>
      <text:p text:style-name="P13">release reset, while holding button 14</text:p>
      <text:p text:style-name="P13"/>
      <text:p text:style-name="P13">Once it starts uploading you can release button 14. After upload it might be necessary to press reset to start the program.</text:p>
      <text:p text:style-name="P13"/>
      <text:p text:style-name="P107"><text:span text:style-name="T1">Note: </text:span>With 2.0.1 version I get an error that Print.h can not be found from Wire.h. Just comment out print.h in the Wire.h library of the Sparkfun Apollo3 library.</text:p>
      <text:p text:style-name="P13"/>
      <text:p text:style-name="P73"/>
      <text:h text:style-name="P87" text:outline-level="2"><text:bookmark-start text:name="__RefHeading___Toc446_4261894373"/>3.2 Client software<text:bookmark-end text:name="__RefHeading___Toc446_4261894373"/></text:h>
      <text:p text:style-name="P27"/>
      <text:h text:style-name="P91" text:outline-level="3"><text:bookmark-start text:name="__RefHeading___Toc1496_813501632"/>3.<text:span text:style-name="T55">2</text:span>.<text:span text:style-name="T22">1</text:span> Apollo3 software<text:bookmark-end text:name="__RefHeading___Toc1496_813501632"/></text:h>
      <text:p text:style-name="P12"/>
      <text:p text:style-name="P65"><text:span text:style-name="T28">Make sure you have the latest </text:span><text:span text:style-name="T29">Apollo3 </text:span><text:span text:style-name="T28">Arduino library. </text:span><text:span text:style-name="T29">At the time of testing that was </text:span><text:span text:style-name="T30">2.0.1</text:span><text:span text:style-name="T29">. </text:span><text:span text:style-name="T28">Follow the steps on </text:span><text:a xlink:type="simple" xlink:href="https://learn.sparkfun.com/tutorials/artemis-development-with-the-arduino-ide" text:style-name="Internet_20_link" text:visited-style-name="Visited_20_Internet_20_Link"><text:span text:style-name="T28">https://learn.sparkfun.com/tutorials/artemis-development-with-the-arduino-ide</text:span></text:a></text:p>
      <text:p text:style-name="P15"/>
      <text:p text:style-name="P15">Select the right board in the Arduino IDE.</text:p>
      <text:p text:style-name="P15"/>
      <text:h text:style-name="P93" text:outline-level="3"><text:bookmark-start text:name="__RefHeading___Toc1697_116327459"/>3.<text:span text:style-name="T76">3</text:span>.2 ArduinoBLE<text:bookmark-end text:name="__RefHeading___Toc1697_116327459"/></text:h>
      <text:p text:style-name="P56"/>
      <text:p text:style-name="P56">The AMDTP solution will work on-top-off ArduinBLE, which you install with the library manager in the Arduino IDE. For documentation about this layer look at <text:a xlink:type="simple" xlink:href="https://www.arduino.cc/en/Reference/ArduinoBLE" text:style-name="Internet_20_link" text:visited-style-name="Visited_20_Internet_20_Link">https://www.arduino.cc/en/Reference/ArduinoBLE</text:a></text:p>
      <text:p text:style-name="P15"/>
      <text:h text:style-name="P91" text:outline-level="3"><text:bookmark-start text:name="__RefHeading___Toc444_42618943731"/>3.<text:span text:style-name="T55">2</text:span>.<text:span text:style-name="T76">3</text:span> <text:span text:style-name="T55">Client Application</text:span> software<text:bookmark-end text:name="__RefHeading___Toc444_42618943731"/></text:h>
      <text:p text:style-name="P17"/>
      <text:p text:style-name="P124">Select the folder with the amdt<text:span text:style-name="T55">p_</text:span><text:span text:style-name="T82">client</text:span>.ino. This folder contains other files that are necessary for compiling. <text:span text:style-name="T72">Just be aware that it takes a longer time to compile as the whole setup starting 2.0.0 is complex and needs a lot of work from the compiler.</text:span></text:p>
      <text:p text:style-name="P19"/>
      <text:p text:style-name="P15">Make the optional <text:span text:style-name="T81">parameter </text:span>changes <text:span text:style-name="T55">to the client software see</text:span> chapter 4.<text:span text:style-name="T62">2.</text:span><text:span text:style-name="T81">3</text:span>.</text:p>
      <text:p text:style-name="P15"/>
      <text:p text:style-name="P15">Now compile and load the software to the board. On the <text:span text:style-name="T14">E</text:span>dge board you will have to manually set it in boo<text:span text:style-name="T24">t</text:span>loader :</text:p>
      <text:p text:style-name="P15"/>
      <text:p text:style-name="P15">press and hold reset</text:p>
      <text:p text:style-name="P15">press and hold button 14</text:p>
      <text:p text:style-name="P15">release reset, while holding button 14</text:p>
      <text:p text:style-name="P15"/>
      <text:p text:style-name="P15">Once it starts uploading you can release button 14. After upload it might be necessary to press reset to start the program.</text:p>
      <text:p text:style-name="P11"/>
      <text:p text:style-name="P27"/>
      <text:h text:style-name="P86" text:outline-level="1"><text:bookmark-start text:name="__RefHeading___Toc452_4261894373"/><text:span text:style-name="T15">4. </text:span>Software <text:span text:style-name="T15">overview</text:span><text:bookmark-end text:name="__RefHeading___Toc452_4261894373"/></text:h>
      <text:p text:style-name="P7"/>
      <text:h text:style-name="P88" text:outline-level="2"><text:bookmark-start text:name="__RefHeading___Toc454_4261894373"/><text:span text:style-name="T15">4</text:span>.<text:span text:style-name="T13">1</text:span> Server Software<text:bookmark-end text:name="__RefHeading___Toc454_4261894373"/></text:h>
      <text:p text:style-name="P28"/>
      <text:p text:style-name="P66"><text:span text:style-name="T31">The server solution has been build with the Arduino Apollo3 software as created by Sparkfun. This software </text:span><text:span text:style-name="T32">(</text:span><text:span text:style-name="T33">2.0.1</text:span><text:span text:style-name="T32">)</text:span><text:span text:style-name="T31"> is based on </text:span><text:span text:style-name="T33">MBED</text:span><text:span text:style-name="T31"> for the Apollo3. The AMD Transfer Protocol (AMDTP) has been taken from the Ambiqsuite and for the base </text:span><text:span text:style-name="T33">and an example </text:span><text:span text:style-name="T31">sketch </text:span><text:span text:style-name="T33">from ArduinoBLE. </text:span><text:span text:style-name="T31"><text:s/>The server support </text:span><text:span text:style-name="T33">s</text:span><text:span text:style-name="T31">(optional) an BME280, for which the software has been taken from Sparkfun BME280 library. </text:span><text:span text:style-name="T34">Make sure to include the library (see 3.1.</text:span><text:span text:style-name="T33">3</text:span><text:span text:style-name="T34">)</text:span></text:p>
      <text:p text:style-name="P9"/>
      <text:h text:style-name="P90" text:outline-level="3"><text:bookmark-start text:name="__RefHeading___Toc456_4261894373"/>4.1.<text:span text:style-name="T52">1</text:span> <text:span text:style-name="T23">H</text:span>igh level overview<text:bookmark-end text:name="__RefHeading___Toc456_4261894373"/></text:h>
      <text:p text:style-name="P29"/>
      <text:p text:style-name="P31"><text:span text:style-name="T25">T</text:span>he AMD transfer protocol is included as part of the additional file<text:span text:style-name="T72">s</text:span> in the amdtp_s<text:span text:style-name="T82">erver</text:span> directory (same as the .ino). </text:p>
      <text:p text:style-name="P31"/>
      <text:p text:style-name="P57">The <text:span text:style-name="T82">s</text:span>ketch (.ino) will handle ArduinoBLE init and user level call, Amdtp_bridge.cpp contains the routines between userlevel, amdtp routines and ArduinoBLE sending and receiving.</text:p>
      <text:p text:style-name="P57"/>
      <text:p text:style-name="P31">Once initialized the server will wait for a client to connect and receiving data. <text:span text:style-name="T17">With any data received it will call UserRequestReceived() in the sketch to handle the request on user level. Once completed the user will call SendReplyClient() with the data to return.</text:span></text:p>
      <text:p text:style-name="P29"/>
      <text:p text:style-name="P32">The format of the data is:</text:p>
      <text:p text:style-name="P32">val[0] = requested command sent by Client, now returned to client</text:p>
      <text:p text:style-name="P32">val[1] = length of any optional additional data (else 0)</text:p>
      <text:p text:style-name="P32">val[2] = start of optional additional data</text:p>
      <text:p text:style-name="P32"/>
      <text:p text:style-name="P32">The format of the <text:span text:style-name="T25">additional </text:span>data is free form, maximum 100 character<text:span text:style-name="T25">s.</text:span> (see 4.1.<text:span text:style-name="T69">2</text:span>) It is the responsibility of the user to make sure Server and Client know how to interpret the data depending on the requested command.</text:p>
      <text:p text:style-name="P32"/>
      <text:p text:style-name="P32">NOTE: if the execution of <text:span text:style-name="T25">a</text:span> command too lo<text:span text:style-name="T25">n</text:span>g, the Bluetooth stack <text:span text:style-name="T25">might</text:span> get stuck. See example of ‘chat’ how to overcome that.</text:p>
      <text:p text:style-name="P32"><text:s/></text:p>
      <text:p text:style-name="P74"/>
      <text:h text:style-name="P90" text:outline-level="3"><text:bookmark-start text:name="__RefHeading___Toc458_4261894373"/>4.1.<text:span text:style-name="T52">2</text:span> <text:span text:style-name="T22">P</text:span>arameter setting <text:span text:style-name="T74">(server)</text:span><text:bookmark-end text:name="__RefHeading___Toc458_4261894373"/></text:h>
      <text:p text:style-name="P33"/>
      <text:p text:style-name="P58">amdtp_common.h</text:p>
      <text:p text:style-name="P33"/>
      <text:p text:style-name="P68"><text:span text:style-name="T35">A number of parameters can be changed in the top of the </text:span><text:span text:style-name="T33">amdtp_common.h</text:span></text:p>
      <text:p text:style-name="P33"/>
      <text:p text:style-name="P33">#define <text:span text:style-name="T1">BLE_PERIPHERAL_NAME </text:span>"Artemis AMDTP BLE"</text:p>
      <text:p text:style-name="P33"><text:tab/>This defines the name of the server as it will show on Bluetooth.</text:p>
      <text:p text:style-name="P33"/>
      <text:p text:style-name="P57">#define <text:span text:style-name="T1">SERIAL_PORT Serial</text:span></text:p>
      <text:p text:style-name="P57"><text:tab/>Set the serial port of the output messages</text:p>
      <text:p text:style-name="P57"/>
      <text:p text:style-name="P57">#define the <text:span text:style-name="T1">different UUID</text:span></text:p>
      <text:p text:style-name="P57"><text:tab/>Set the UUID for the service and characteristics</text:p>
      <text:p text:style-name="P57"/>
      <text:p text:style-name="P34">For DEBUG the following options are available, <text:span text:style-name="T53">which are disabled by default.</text:span> These need to be set in the additional file debug.h:</text:p>
      <text:p text:style-name="P34"/>
      <text:p text:style-name="P34">#define <text:span text:style-name="T1">BLE_Debug </text:span><text:s text:c="16"/>will show all the data and program flow</text:p>
      <text:p text:style-name="P34">#define <text:span text:style-name="T1">BLE_SHOW_DATA </text:span><text:s text:c="2"/>will only show the data received and sent</text:p>
      <text:p text:style-name="P33"/>
      <text:p text:style-name="P33"/>
      <text:p text:style-name="P58">amdtp_server.ino</text:p>
      <text:p text:style-name="P34"/>
      <text:p text:style-name="P69"><text:span text:style-name="T35">A number of parameters can be changed in the top of the </text:span><text:span text:style-name="T33">amdtp_server.ino</text:span></text:p>
      <text:p text:style-name="P57"/>
      <text:p text:style-name="P60">#define <text:span text:style-name="T1">MAJOR_SERVERVERSION</text:span> <text:span text:style-name="T73">3</text:span> <text:s text:c="8"/></text:p>
      <text:p text:style-name="P60"><text:tab/>// new features implemented that require update to client</text:p>
      <text:p text:style-name="P60"/>
      <text:p text:style-name="P60">#define <text:span text:style-name="T1">MINOR_SERVERVERSION</text:span> 0 <text:s text:c="8"/></text:p>
      <text:p text:style-name="P101"><text:tab/>// bug fixes, better calculation / layout</text:p>
      <text:p text:style-name="P57"/>
      <text:p text:style-name="P33">#define <text:span text:style-name="T1">MAXREPLY</text:span> 100</text:p>
      <text:p text:style-name="P33"><text:tab/>Defines the maximum buffer length of data that can be submitted</text:p>
      <text:p text:style-name="P33"/>
      <text:p text:style-name="P33">#define <text:span text:style-name="T1">INCLUDE_BME280</text:span> </text:p>
      <text:p text:style-name="P33"><text:tab/>This enables including the BME280 software in the server. Default it is commented out.</text:p>
      <text:p text:style-name="P33"/>
      <text:p text:style-name="P33">ONLY VALID IF BME280 is selected</text:p>
      <text:p text:style-name="P33"><text:tab/>bool <text:span text:style-name="T1">ALTM</text:span> = true; sent Altitude in meters (true) or feet (false)</text:p>
      <text:p text:style-name="P33"><text:s text:c="2"/><text:tab/>bool <text:span text:style-name="T1">TEMPC</text:span> = true; sent temperature in Celsius (true) or Fahrenheit (false)</text:p>
      <text:p text:style-name="P33"/>
      <text:p text:style-name="P61"/>
      <text:p text:style-name="P2"/>
      <text:p text:style-name="P59"/>
      <text:h text:style-name="P89" text:outline-level="2"><text:bookmark-start text:name="__RefHeading___Toc460_4261894373"/><text:span text:style-name="T15">4</text:span>.<text:span text:style-name="T13">2</text:span> Client Software<text:bookmark-end text:name="__RefHeading___Toc460_4261894373"/></text:h>
      <text:p text:style-name="P9"/>
      <text:p text:style-name="P67"><text:span text:style-name="T31">The </text:span><text:span text:style-name="T36">client</text:span><text:span text:style-name="T31"> solution has been build with the Arduino Apollo3 software as created by Sparkfun. This software </text:span><text:span text:style-name="T32">(</text:span><text:span text:style-name="T37">2.0.1</text:span><text:span text:style-name="T32">)</text:span><text:span text:style-name="T31"> is based on </text:span><text:span text:style-name="T37">mbed</text:span><text:span text:style-name="T31"> for the Apollo3. The AMD Transfer Protocol (AMDTP) has been taken from the Ambiqsuite and for the base for the sketch the Ambiq </text:span><text:span text:style-name="T36">Freetos amdtpc software was taken</text:span><text:span text:style-name="T31">. </text:span><text:span text:style-name="T39">The connection has been changed </text:span><text:span text:style-name="T49">and will now be performed automatically to start.</text:span></text:p>
      <text:p text:style-name="P10"/>
      <text:h text:style-name="P90" text:outline-level="3"><text:bookmark-start text:name="__RefHeading___Toc462_4261894373"/>4.2.1 <text:span text:style-name="T22">H</text:span>igh level overview<text:bookmark-end text:name="__RefHeading___Toc462_4261894373"/></text:h>
      <text:p text:style-name="P35"/>
      <text:p text:style-name="P30"><text:span text:style-name="T25">T</text:span>he AMD transfer protocol, which is included as part of the additional file in the <text:span text:style-name="T56">amdtp_</text:span><text:span text:style-name="T82">client</text:span> directory (same as the .ino). </text:p>
      <text:p text:style-name="P30"/>
      <text:p text:style-name="P102">The <text:span text:style-name="T82">s</text:span>ketch (.ino) will handle <text:span text:style-name="T77">the </text:span>user level call<text:span text:style-name="T77">s</text:span>, Amdtp_bridge.cpp contains the routines between userlevel, amdtp routines and ArduinoBLE sending and receiving.</text:p>
      <text:p text:style-name="P102"/>
      <text:p text:style-name="P125"><text:span text:style-name="T40">Once initialized the client to connect </text:span><text:span text:style-name="T39">to the server and once connected it will display a menu (see 5.1). The loop() will trigger BLE for actions to handle and check for still connected. After that it will check whether any data was sent to user level to handle and last it will check for Keyboard input. </text:span><text:span text:style-name="T41">With any data received </text:span><text:span text:style-name="T39">from the BLE </text:span><text:span text:style-name="T41">it will </text:span><text:span text:style-name="T39">be </text:span><text:span text:style-name="T42">hand-off </text:span><text:span text:style-name="T39">stored in HandleServerResp</text:span><text:span text:style-name="T42">() to user level. The data will be processed with DisplayServerResp(), which is called from loop(). This has been done as I got many Stack-overflow errors.</text:span></text:p>
      <text:p text:style-name="P125"><text:span text:style-name="T42"/></text:p>
      <text:p text:style-name="P126"><text:span text:style-name="T28">Note : In version 2.0.1 </text:span><text:span text:style-name="T50">library</text:span><text:span text:style-name="T28"> Serial.printf</text:span><text:span text:style-name="T50">()</text:span><text:span text:style-name="T28"> does not handle float, so I have used Serial.print(). Maybe in a later version this will work.</text:span></text:p>
      <text:p text:style-name="P125"><text:span text:style-name="T42"/></text:p>
      <text:h text:style-name="Heading_20_3" text:outline-level="3"><text:bookmark-start text:name="__RefHeading___Toc1714_116327459"/><text:span text:style-name="T80">4.2.2</text:span> Internal Temperature <text:bookmark-end text:name="__RefHeading___Toc1714_116327459"/></text:h>
      <text:p text:style-name="P119"/>
      <text:p text:style-name="P120">The Apollo3 has an internal temperature sensor that can be read with the ADC circuit. According to the d<text:span text:style-name="T63">atasheet it has a sensitivity of 3.8mV/degree and +/- 3 </text:span><text:span text:style-name="T64">º</text:span><text:span text:style-name="T65">C. (</text:span><text:span text:style-name="T66">datasheet </text:span><text:span text:style-name="T65">page 782)</text:span></text:p>
      <text:p text:style-name="P120"/>
      <text:p text:style-name="P118">Starting version 2.0.0 of the Apollo3 library a new call has been implemented: getTempDegF(). </text:p>
      <text:p text:style-name="P118"/>
      <text:p text:style-name="P118">This now handles a lot of the earlier complexity with obtaining the correct internal temperature that was the case in earlier versions. The only confusion might be that the routine name and documentation states that it returns in temperature in Fahrenheit, but it is really Celsius. </text:p>
      <text:p text:style-name="P118"/>
      <text:p text:style-name="P118"><text:span text:style-name="T75">Might be corrected in later versions </text:span><text:span text:style-name="T76">however</text:span><text:span text:style-name="T75">.</text:span></text:p>
      <text:p text:style-name="P35"/>
      <text:h text:style-name="P94" text:outline-level="3"><text:bookmark-start text:name="__RefHeading___Toc1517_813501632"/>4.2.<text:span text:style-name="T80">3</text:span> <text:span text:style-name="T59">P</text:span>aram<text:span text:style-name="T59">e</text:span>ter setting <text:span text:style-name="T78">(CLIENT)</text:span><text:bookmark-end text:name="__RefHeading___Toc1517_813501632"/></text:h>
      <text:p text:style-name="P49"/>
      <text:p text:style-name="P127"><text:span text:style-name="T43">The parameters in the file ‘</text:span><text:span text:style-name="T42">amdtp_client.ino</text:span><text:span text:style-name="T43">’</text:span></text:p>
      <text:p text:style-name="P50"/>
      <text:p text:style-name="P50">/<text:span text:style-name="T1">/ version number</text:span></text:p>
      <text:p text:style-name="P51">#define <text:span text:style-name="T1">MAJOR_CLIENTVERSION </text:span><text:span text:style-name="T4">3</text:span> </text:p>
      <text:p text:style-name="P51"><text:tab/>// new features implemented that require update to client</text:p>
      <text:p text:style-name="P51"/>
      <text:p text:style-name="P51">#define <text:span text:style-name="T1">MINOR_CLIENTVERSION</text:span> 0 </text:p>
      <text:p text:style-name="P51"><text:tab/>// bug fixes, better calculation/ layout</text:p>
      <text:p text:style-name="P50"/>
      <text:p text:style-name="P128"><text:span text:style-name="T43">The parameters in the file ‘</text:span><text:span text:style-name="T42">common.h</text:span><text:span text:style-name="T43">’</text:span></text:p>
      <text:p text:style-name="P110"/>
      <text:p text:style-name="P103">#define <text:span text:style-name="T1">SERIAL_PORT Serial</text:span></text:p>
      <text:p text:style-name="P103"><text:tab/>Set the serial port of the output messages</text:p>
      <text:p text:style-name="P103"/>
      <text:p text:style-name="P103">#define the <text:span text:style-name="T1">different UUID</text:span></text:p>
      <text:p text:style-name="P103"><text:tab/>Set the UUID for the service and characteristics</text:p>
      <text:p text:style-name="P103"/>
      <text:p text:style-name="P99">For DEBUG the following options are available, <text:span text:style-name="T53">which are disabled by default.</text:span> These need to be set in the additional file debug.h:</text:p>
      <text:p text:style-name="P99"/>
      <text:p text:style-name="P99">#define <text:span text:style-name="T1">BLE_Debug </text:span><text:s text:c="16"/>will show all the data and program flow</text:p>
      <text:p text:style-name="P99">#define <text:span text:style-name="T1">BLE_SHOW_DATA </text:span><text:s text:c="2"/>will only show the data received and sent</text:p>
      <text:p text:style-name="P50"/>
      <text:p text:style-name="P111"/>
      <text:h text:style-name="Heading_20_2" text:outline-level="2"><text:bookmark-start text:name="__RefHeading___Toc1699_116327459"/>4.3 String Characteristic<text:bookmark-end text:name="__RefHeading___Toc1699_116327459"/></text:h>
      <text:p text:style-name="P62"/>
      <text:p text:style-name="P62">With ArduinoBLE a characteristic can be defined for different values. <text:s/>E.g. Byte or char or String etc. </text:p>
      <text:p text:style-name="P62"/>
      <text:p text:style-name="P62">As we sent and received an array of characters we can only use the String Characteristic <text:span text:style-name="T78">on the server</text:span>. The disadvantage is that our array does contain the value 0x0, which is end-of-string indicator. As such only part of the package is sent/received. </text:p>
      <text:p text:style-name="P62"/>
      <text:p text:style-name="P62"><text:span text:style-name="T78">On the client t</text:span>here is <text:s/>a uint8_t and length characteristic out of the box, <text:span text:style-name="T78">but on the server side there is NOT. </text:span><text:s/>I did not want to change ArduinoBLE as that might update in the future and then we have a hard time to maintain.</text:p>
      <text:p text:style-name="P62"/>
      <text:p text:style-name="P62">The AmdtpBuildPkt() routine, which creates all the packages to be sent, will now at the end decode/translate any 0x0 in the array to be sent to a 0x7E + 0x20. As the package is received we now encode/translate any combination of 0x7E + 0x20 <text:s/>back to 0x0. </text:p>
      <text:p text:style-name="P62"/>
      <text:p text:style-name="P71"><text:span text:style-name="T38">T</text:span><text:span text:style-name="T28">he only draw back is that we hope and pray that this combination of 0x7E + 0x20 is NOT already in the pre-decode package. Tests have not failed however.</text:span></text:p>
      <text:h text:style-name="P85" text:outline-level="1"><text:bookmark-start text:name="__RefHeading___Toc1498_813501632"/><text:span text:style-name="T59">5. Client </text:span><text:s/><text:span text:style-name="T57">Menu selection</text:span><text:bookmark-end text:name="__RefHeading___Toc1498_813501632"/></text:h>
      <text:h text:style-name="P87" text:outline-level="2"><text:bookmark-start text:name="__RefHeading___Toc1519_813501632"/>5.1 Main menu<text:bookmark-end text:name="__RefHeading___Toc1519_813501632"/></text:h>
      <text:p text:style-name="P79"/>
      <text:p text:style-name="P43">Arduino AMDTP client. Version : 3.0</text:p>
      <text:p text:style-name="P43">Starting Bluetooth</text:p>
      <text:p text:style-name="P43">Scan for AMDTP service</text:p>
      <text:p text:style-name="P43">Discovered an AMDTP peripheral</text:p>
      <text:p text:style-name="P43">-----------------------</text:p>
      <text:p text:style-name="P43">Address: 66:77:88:23:bb:ef</text:p>
      <text:p text:style-name="P43">Connecting ...</text:p>
      <text:p text:style-name="P43">Connected</text:p>
      <text:p text:style-name="P43">Discovering attributes ...Attributes discovered</text:p>
      <text:p text:style-name="P43"/>
      <text:p text:style-name="P43">1. <text:s/>Request Server to send test data </text:p>
      <text:p text:style-name="P43">2. <text:s/>Request Server to stop sending test data</text:p>
      <text:p text:style-name="P43">3. <text:s/>Sent 'Hello' to server</text:p>
      <text:p text:style-name="P43">4. <text:s/>Request battery level percentage</text:p>
      <text:p text:style-name="P43">5. <text:s/>Request battery level percentage with load resistor</text:p>
      <text:p text:style-name="P43">6. <text:s/>Request internal temperature in Celsius</text:p>
      <text:p text:style-name="P43">7. <text:s/>Request internal temperature in Fahrenheit</text:p>
      <text:p text:style-name="P43">8. <text:s/>Turn server onboard led on</text:p>
      <text:p text:style-name="P43">9. <text:s/>Turn server onboard led off</text:p>
      <text:p text:style-name="P43">10. Request BME280 measurement</text:p>
      <text:p text:style-name="P43">11. Request ADC pin level</text:p>
      <text:p text:style-name="P43">12. Request chat session</text:p>
      <text:p text:style-name="P43">13. Request digital pin level</text:p>
      <text:p text:style-name="P43">14. Set digital pin High</text:p>
      <text:p text:style-name="P43">15. Set digital pin Low</text:p>
      <text:p text:style-name="P43">20. Disconnect from server</text:p>
      <text:p text:style-name="P43">30. Request server version number</text:p>
      <text:p text:style-name="P75"/>
      <text:p text:style-name="P22"><text:span text:style-name="T58">1. </text:span>Start receiving test data</text:p>
      <text:p text:style-name="P45">Entering 1&lt;enter&gt; the server will sent “test #” every second or so. The # will increment with each received message. </text:p>
      <text:p text:style-name="P45"/>
      <text:p text:style-name="P20"><text:span text:style-name="T58">2. </text:span>Stop receiving test data</text:p>
      <text:p text:style-name="P45">Entering a 2 <text:span text:style-name="T70">&lt;enter&gt; </text:span>will instruct the server to stop sending test data. The menu will reappear.</text:p>
      <text:p text:style-name="P45"/>
      <text:p text:style-name="P23">3. Send hello</text:p>
      <text:p text:style-name="P49">Just a test to check the connection is working. The server will reply with an “Hello” responds. <text:span text:style-name="T18">The menu will reappear.</text:span></text:p>
      <text:p text:style-name="P46"/>
      <text:p text:style-name="P20"><text:span text:style-name="T58">4. </text:span>Battery level in percentage</text:p>
      <text:p text:style-name="P45">The Apollo3 processor has an internal ADC sensor for the battery level, no additional hardware needed. This opt<text:span text:style-name="T26">i</text:span>on will display the percentage of measured value / 3.3V (which is the expected voltage). Too high or TOO low can cause issues. The menu will reappear.</text:p>
      <text:p text:style-name="P45"/>
      <text:p text:style-name="P20"><text:span text:style-name="T58">5. </text:span>Battery level in percentage with load resistor</text:p>
      <text:p text:style-name="P45">The Apollo3 processor has an internal ADC sensor for the battery level AND an internal load resistor ( ~500 ohm), no additional hardware needed. This opt<text:span text:style-name="T26">i</text:span>on will display the percentage of measured value / 3.3V (which is the expected voltage). By first setting the resistor and then measure the percentage you get an impression about the quality of the supply <text:span text:style-name="T26">under load</text:span>. After measurement the resistor is removed. Much lower value tha<text:span text:style-name="T26">n</text:span> measure without load resistor can indicate weak power supply. The menu will reappear.</text:p>
      <text:p text:style-name="P45"/>
      <text:p text:style-name="P21"><text:span text:style-name="T58">6 &amp; 7 </text:span>Read internal temperature in Celsius / Fahrenheit</text:p>
      <text:p text:style-name="P47">The Apollo3 processor has an internal temperature measurement, no additional hardware needed. This option will display in Celsius <text:span text:style-name="T20">or Fahrenheit </text:span>that internal temperature and the menu will reappear. <text:span text:style-name="T70">See chapter 6 for more detail about </text:span>internal temperature measurement.</text:p>
      <text:p text:style-name="P46"/>
      <text:p text:style-name="P20"><text:span text:style-name="T58">8. </text:span>Turn LED on</text:p>
      <text:p text:style-name="P45"><text:span text:style-name="T70">W</text:span>ill turn ON the on-board led on the server. The menu will reappear.</text:p>
      <text:p text:style-name="P45"/>
      <text:p text:style-name="P20"><text:span text:style-name="T58">9. </text:span>Turn LED off</text:p>
      <text:p text:style-name="P45"><text:span text:style-name="T70">W</text:span>ill turn OFF the on-board led on the server. The menu will reappear.</text:p>
      <text:p text:style-name="P45"/>
      <text:p text:style-name="P20"><text:span text:style-name="T58">10. </text:span>Read BME280 (if connected)</text:p>
      <text:p text:style-name="P45">Optionally a BME280 can be connected to the server. This must be enabled in the sketch, <text:span text:style-name="T19">see chapter 4.1.2 as well info in top of sketch. If enabled this will show the BME280 result. </text:span>The menu will reappear.</text:p>
      <text:p text:style-name="P45"/>
      <text:p text:style-name="P20"><text:span text:style-name="T58">11. </text:span>Read ADC channel</text:p>
      <text:p text:style-name="P44">After selecting this option you need to provide a valid ADC channel of the Apollo3 to be read. The results will be between 0 and 1023 <text:span text:style-name="T26">and in volt. The menu will reappear.</text:span></text:p>
      <text:p text:style-name="P44"/>
      <text:p text:style-name="P48"><text:span text:style-name="T3">12. </text:span><text:span text:style-name="T2">Perform simple chat</text:span></text:p>
      <text:p text:style-name="P36">This will allow to sent a line of text (max 45 characters) taken from the keyboard from the client to the server. It will wait for the server to respond, but not endless. <text:span text:style-name="T21">The message</text:span> will be displayed on the server and what is typed on the server is displayed at the client. If the server or the client is sending BYE, the connection will close and the menu will re-appear. </text:p>
      <text:p text:style-name="P36"><text:soft-page-break/></text:p>
      <text:p text:style-name="P20"><text:span text:style-name="T58">13. </text:span>Read a digital pin</text:p>
      <text:p text:style-name="P44">After selecting this option you need to provide a valid digital pin of the Apollo3 to be read. The result will be HIGH or LOW. <text:span text:style-name="T18">The menu will reappear.</text:span></text:p>
      <text:p text:style-name="P44"/>
      <text:p text:style-name="P20"><text:span text:style-name="T58">14 &amp; 15 </text:span>Set a pin HIGH <text:span text:style-name="T20">or LOW</text:span></text:p>
      <text:p text:style-name="P44">After selecting this option you need to provide a valid digital pin of the Apollo3 to be set. The menu will reappear.</text:p>
      <text:p text:style-name="P121"/>
      <text:p text:style-name="P122">20. Disconnect from the server</text:p>
      <text:p text:style-name="P123">This will cause a correct disconnect and closing down of the ArduinoBLE. You will need to press RESET to get going again as the Apollo3 HCI implementation can not be started again. The HCI control, part of 2.0.1. Sparkfun library is not completely handling this well.</text:p>
      <text:p text:style-name="P123"><text:s/></text:p>
      <text:p text:style-name="P24">30. Request Server version number</text:p>
      <text:p text:style-name="P53">Will request and display the server and client version number. The consists of a MAJOR and MINOR number (e.g. <text:span text:style-name="T75">3</text:span>.<text:span text:style-name="T75">0</text:span>). The MAJOR number should stay in sync with the client MAJOR number as this will change whenever new features <text:span text:style-name="T68">OR</text:span> changes are applied that impact both <text:span text:style-name="T70">s</text:span>erver and client. The Minor number is bug-fixing, display changes or calculation changes that impact only the server or the client.</text:p>
      <text:h text:style-name="P84" text:outline-level="1"/>
      <text:h text:style-name="P83" text:outline-level="1"/>
      <text:h text:style-name="P85" text:outline-level="1"><text:bookmark-start text:name="__RefHeading___Toc472_4261894373"/><text:span text:style-name="T16">Appendix A : </text:span>Adding a<text:span text:style-name="T8">n</text:span> option<text:bookmark-end text:name="__RefHeading___Toc472_4261894373"/></text:h>
      <text:p text:style-name="P37"/>
      <text:p text:style-name="P37">This describes the different steps to take to add a<text:span text:style-name="T8">n</text:span> option <text:span text:style-name="T8">between client and server</text:span></text:p>
      <text:p text:style-name="P37"/>
      <text:h text:style-name="P87" text:outline-level="2"><text:bookmark-start text:name="__RefHeading___Toc474_4261894373"/><text:span text:style-name="T60">A.1 </text:span>client <text:span text:style-name="T10">side </text:span>changes<text:bookmark-end text:name="__RefHeading___Toc474_4261894373"/></text:h>
      <text:h text:style-name="P92" text:outline-level="3"><text:bookmark-start text:name="__RefHeading___Toc1701_116327459"/><text:span text:style-name="T61">A.</text:span>1<text:span text:style-name="T61">.1</text:span> amdtp_<text:span text:style-name="T75">bridge</text:span>.h<text:bookmark-end text:name="__RefHeading___Toc1701_116327459"/></text:h>
      <text:p text:style-name="P113">Add to the structure “ eAmdtpPktcmd_t” the command to sent, As example we use AMD_CMD_XXX and add this after ‘AMDTP_CMD_PIN_LOW’. </text:p>
      <text:p text:style-name="P112"/>
      <text:p text:style-name="P128"><text:span text:style-name="T44">This </text:span><text:span text:style-name="T45">place MUST</text:span><text:span text:style-name="T44"> be on the same place as done in step </text:span><text:span text:style-name="T42">A.2</text:span><text:span text:style-name="T44">.</text:span><text:span text:style-name="T46">1 for </text:span><text:span text:style-name="T42">the server</text:span><text:span text:style-name="T44">.</text:span></text:p>
      <text:p text:style-name="P128"><text:span text:style-name="T44"/></text:p>
      <text:h text:style-name="Heading_20_3" text:outline-level="3"><text:bookmark-start text:name="__RefHeading___Toc476_4261894373"/><text:span text:style-name="T47">A.</text:span><text:span text:style-name="T28">1.</text:span><text:span text:style-name="T48">2</text:span><text:span text:style-name="T28"> amdtp_</text:span><text:span text:style-name="T79">client.ino</text:span><text:bookmark-end text:name="__RefHeading___Toc476_4261894373"/></text:h>
      <text:p text:style-name="P116">Add an entry for the menu selection <text:s/><text:span text:style-name="T80">in void display_menu().</text:span></text:p>
      <text:p text:style-name="P116"/>
      <text:p text:style-name="P115">Add an entry for the menu selection as defined in A.1.1. void handle_input(char c);</text:p>
      <text:p text:style-name="P37"/>
      <text:p text:style-name="P117">Add an entry to handle the responds from the server in void DisplayServerResp();</text:p>
      <text:h text:style-name="P87" text:outline-level="2"/>
      <text:h text:style-name="P87" text:outline-level="2"><text:bookmark-start text:name="__RefHeading___Toc496_4261894373"/><text:span text:style-name="T61">A.2 </text:span>Server side changes<text:bookmark-end text:name="__RefHeading___Toc496_4261894373"/></text:h>
      <text:h text:style-name="P90" text:outline-level="3"><text:bookmark-start text:name="__RefHeading___Toc498_4261894373"/><text:span text:style-name="T61">A.2.1</text:span> amdtp_<text:span text:style-name="T75">bridge</text:span>.h<text:bookmark-end text:name="__RefHeading___Toc498_4261894373"/></text:h>
      <text:p text:style-name="P39"/>
      <text:p text:style-name="P38">Add to the structure “ eAmdtpPktcmd_t” the command to sent, As example we use AMD_CMD_XXX and add this after ‘AMDTP_CMD_PIN_LOW’. </text:p>
      <text:p text:style-name="P39"/>
      <text:p text:style-name="P39">This <text:span text:style-name="T9">place MUST</text:span> be on the same place as done in step <text:span text:style-name="T78">A.</text:span>1.<text:span text:style-name="T8">1 for </text:span><text:span text:style-name="T78">client</text:span>.</text:p>
      <text:p text:style-name="P39"/>
      <text:p text:style-name="P76"/>
      <text:h text:style-name="P90" text:outline-level="3"><text:bookmark-start text:name="__RefHeading___Toc500_4261894373"/><text:span text:style-name="T61">A.2.2</text:span> amd<text:span text:style-name="T75">tp</text:span>_<text:span text:style-name="T75">server</text:span>.ino<text:bookmark-end text:name="__RefHeading___Toc500_4261894373"/></text:h>
      <text:p text:style-name="P39"/>
      <text:p text:style-name="P78"><text:span text:style-name="T61">A.2.2.1</text:span> UserRequestReceived()</text:p>
      <text:p text:style-name="P39"/>
      <text:p text:style-name="P39">Add to the ‘ switch (buf[0]) ‘ <text:span text:style-name="T80">t</text:span><text:span text:style-name="T7">he option to </text:span>capture the request. <text:span text:style-name="T7">This can be anywhere </text:span>in the test <text:span text:style-name="T7">and the format is: </text:span></text:p>
      <text:p text:style-name="P39"><text:s text:c="6"/>case AMDTP_CMD_XXX:</text:p>
      <text:p text:style-name="P39"/>
      <text:p text:style-name="P39"><text:s text:c="8"/>#if defined BLE_SHOW_DATA</text:p>
      <text:p text:style-name="P39"><text:s text:c="11"/>SERIAL_PORT.println("perform command XXX");</text:p>
      <text:p text:style-name="P39"><text:s text:c="8"/>#endif</text:p>
      <text:p text:style-name="P39"/>
      <text:p text:style-name="P39"><text:s text:c="8"/>ACTION TO PERFORM ();</text:p>
      <text:p text:style-name="P39"><text:s text:c="8"/>break;</text:p>
      <text:p text:style-name="P39"/>
      <text:p text:style-name="P39">The format of the result <text:span text:style-name="T8">to return </text:span>is defined as follow :</text:p>
      <text:p text:style-name="P39"><text:tab/>val[0]<text:tab/>command requested by client ( AMDTP_CMD_XXX)</text:p>
      <text:p text:style-name="P39"><text:tab/>val[1] = *val_len = length of <text:span text:style-name="T8">additional </text:span>data</text:p>
      <text:p text:style-name="P40"><text:tab/>val[2] = *val_data = start of additional data</text:p>
      <text:p text:style-name="P72"/>
      <text:p text:style-name="P72">The additional data is free format, but make sure that <text:span text:style-name="T27">Server and client know how to interpret these results. </text:span>The val-buffer is defined for 100 bytes.</text:p>
      <text:p text:style-name="P40">The correct values in <text:span text:style-name="T1">*val_len</text:span> and <text:span text:style-name="T1">*val_data</text:span> has to be set by the user. S<text:span text:style-name="T10">ee</text:span> other examp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7ff0d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4</text:page-number><text:s/>of <text:page-count>14</text:page-count><text:tab/>Version <text:span text:style-name="MT2">3</text:span>.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5T17:16:12.298500976</meta:creation-date>
    <dc:date>2020-10-11T10:53:22.976362328</dc:date>
    <meta:editing-duration>PT17H27M18S</meta:editing-duration>
    <meta:editing-cycles>61</meta:editing-cycles>
    <meta:generator>LibreOffice/6.4.6.2$Linux_X86_64 LibreOffice_project/40$Build-2</meta:generator>
    <meta:document-statistic meta:table-count="0" meta:image-count="0" meta:object-count="0" meta:page-count="14" meta:paragraph-count="250" meta:word-count="3061" meta:character-count="18542" meta:non-whitespace-character-count="15534"/>
  </office:meta>
</office:document-meta>
</file>